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49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2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vgust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8" table:number-columns-repeated="2"/>
          <table:table-cell table:style-name="ce16" table:formula="of:=([.B5]*[.B21]*2) + ([.C5]*[.B22]*2) + ([.D5] * 2) + [.E5]" office:value-type="float" office:value="1214" calcext:value-type="float">
            <text:p>1214</text:p>
          </table:table-cell>
          <table:table-cell table:style-name="ce23" table:formula="of:=[.G5]*[.B26]" office:value-type="currency" office:currency="EUR" office:value="218.52" calcext:value-type="currency">
            <text:p>218.52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0" table:number-columns-repeated="2"/>
          <table:table-cell table:style-name="ce13"/>
          <table:table-cell table:style-name="ce7" table:number-columns-repeated="2"/>
          <table:table-cell table:style-name="ce13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18.52" calcext:value-type="currency">
            <text:p>218.52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 table:number-columns-repeated="2"/>
          <table:table-cell table:style-name="ce14"/>
          <table:table-cell table:style-name="ce20" table:number-columns-repeated="3"/>
          <table:table-cell table:style-name="ce26" table:formula="of:=[.H15]*[.H16]" office:value-type="currency" office:currency="EUR" office:value="16.389" calcext:value-type="currency">
            <text:p>16.39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2" table:number-columns-repeated="3"/>
          <table:table-cell table:style-name="ce21" table:number-columns-repeated="3"/>
          <table:table-cell table:style-name="ce27" table:formula="of:=SUM([.H5:.H14])+[.H17]" office:value-type="currency" office:currency="EUR" office:value="234.909" calcext:value-type="currency">
            <text:p>234.91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5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5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3" office:value-type="float" office:value="85" calcext:value-type="float">
            <text:p>85</text:p>
          </table:table-cell>
          <table:table-cell/>
          <table:table-cell table:style-name="ce15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5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15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5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4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3:36:27.165605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6-09-06T13:43:11.072109882</dc:date>
    <meta:editing-duration>P1DT12H20S</meta:editing-duration>
    <meta:editing-cycles>12</meta:editing-cycles>
    <meta:generator>LibreOffice/5.0.6.2$Linux_X86_64 LibreOffice_project/00m0$Build-2</meta:generator>
    <meta:document-statistic meta:table-count="1" meta:cell-count="51" meta:object-count="0"/>
  </office:meta>
</office:document-meta>
</file>